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officeooo:rsid="000a3937" officeooo:paragraph-rsid="000a3937"/>
    </style:style>
    <style:style style:name="P2" style:family="paragraph" style:parent-style-name="Text_20_body" style:list-style-name="L1">
      <style:paragraph-properties fo:text-align="justify" style:justify-single-word="false"/>
      <style:text-properties officeooo:rsid="000d801f" officeooo:paragraph-rsid="000d801f"/>
    </style:style>
    <style:style style:name="P3" style:family="paragraph" style:parent-style-name="Text_20_body" style:list-style-name="L1">
      <style:paragraph-properties fo:text-align="justify" style:justify-single-word="false"/>
      <style:text-properties fo:font-weight="bold" officeooo:rsid="00119bb9" officeooo:paragraph-rsid="00137c94" style:font-weight-asian="bold" style:font-weight-complex="bold"/>
    </style:style>
    <style:style style:name="P4" style:family="paragraph" style:parent-style-name="Text_20_body" style:list-style-name="L1">
      <style:paragraph-properties fo:text-align="justify" style:justify-single-word="false"/>
      <style:text-properties fo:font-weight="bold" officeooo:rsid="0013ee56" officeooo:paragraph-rsid="0013ee56" style:font-weight-asian="bold" style:font-weight-complex="bold"/>
    </style:style>
    <style:style style:name="P5" style:family="paragraph" style:parent-style-name="Text_20_body" style:list-style-name="L1">
      <style:paragraph-properties fo:text-align="justify" style:justify-single-word="false"/>
      <style:text-properties fo:font-weight="bold" officeooo:rsid="0017c7e5" officeooo:paragraph-rsid="001c818a" style:font-weight-asian="bold" style:font-weight-complex="bold"/>
    </style:style>
    <style:style style:name="P6" style:family="paragraph" style:parent-style-name="Text_20_body" style:list-style-name="L1">
      <style:paragraph-properties fo:text-align="justify" style:justify-single-word="false"/>
      <style:text-properties fo:font-weight="bold" officeooo:rsid="001f9697" officeooo:paragraph-rsid="001f9697" style:font-weight-asian="bold" style:font-weight-complex="bold"/>
    </style:style>
    <style:style style:name="P7" style:family="paragraph" style:parent-style-name="Text_20_body" style:list-style-name="L1">
      <style:paragraph-properties fo:text-align="justify" style:justify-single-word="false"/>
      <style:text-properties fo:font-weight="bold" officeooo:rsid="001f9697" officeooo:paragraph-rsid="0032c411" style:font-weight-asian="bold" style:font-weight-complex="bold"/>
    </style:style>
    <style:style style:name="P8" style:family="paragraph" style:parent-style-name="Text_20_body" style:list-style-name="L1">
      <style:paragraph-properties fo:text-align="justify" style:justify-single-word="false"/>
      <style:text-properties fo:font-weight="bold" officeooo:rsid="00264259" officeooo:paragraph-rsid="00264259" style:font-weight-asian="bold" style:font-weight-complex="bold"/>
    </style:style>
    <style:style style:name="P9" style:family="paragraph" style:parent-style-name="Text_20_body" style:list-style-name="L1">
      <style:paragraph-properties fo:text-align="justify" style:justify-single-word="false"/>
      <style:text-properties fo:font-weight="bold" officeooo:rsid="00287b65" officeooo:paragraph-rsid="00287b65" style:font-weight-asian="bold" style:font-weight-complex="bold"/>
    </style:style>
    <style:style style:name="P10" style:family="paragraph" style:parent-style-name="Text_20_body" style:list-style-name="L1">
      <style:paragraph-properties fo:text-align="justify" style:justify-single-word="false"/>
      <style:text-properties fo:font-weight="bold" officeooo:rsid="002ce6b9" officeooo:paragraph-rsid="002ce6b9" style:font-weight-asian="bold" style:font-weight-complex="bold"/>
    </style:style>
    <style:style style:name="P11" style:family="paragraph" style:parent-style-name="Text_20_body" style:list-style-name="L1">
      <style:paragraph-properties fo:text-align="justify" style:justify-single-word="false"/>
      <style:text-properties fo:font-weight="bold" officeooo:rsid="004a516b" officeooo:paragraph-rsid="004a516b" style:font-weight-asian="bold" style:font-weight-complex="bold"/>
    </style:style>
    <style:style style:name="P12" style:family="paragraph" style:parent-style-name="Text_20_body" style:list-style-name="L1">
      <style:paragraph-properties fo:text-align="justify" style:justify-single-word="false"/>
      <style:text-properties fo:font-weight="bold" officeooo:rsid="005b6f0a" officeooo:paragraph-rsid="005b6f0a" style:font-weight-asian="bold" style:font-weight-complex="bold"/>
    </style:style>
    <style:style style:name="P13" style:family="paragraph" style:parent-style-name="Text_20_body" style:list-style-name="L1">
      <style:paragraph-properties fo:text-align="justify" style:justify-single-word="false"/>
      <style:text-properties fo:font-weight="bold" officeooo:rsid="00638022" officeooo:paragraph-rsid="00638022" style:font-weight-asian="bold" style:font-weight-complex="bold"/>
    </style:style>
    <style:style style:name="P14" style:family="paragraph" style:parent-style-name="Text_20_body" style:list-style-name="L1">
      <style:paragraph-properties fo:text-align="justify" style:justify-single-word="false"/>
      <style:text-properties fo:font-weight="bold" officeooo:rsid="0067bec7" officeooo:paragraph-rsid="0067bec7" style:font-weight-asian="bold" style:font-weight-complex="bold"/>
    </style:style>
    <style:style style:name="P15" style:family="paragraph" style:parent-style-name="Text_20_body" style:list-style-name="L1">
      <style:paragraph-properties fo:text-align="justify" style:justify-single-word="false"/>
      <style:text-properties fo:font-weight="bold" officeooo:rsid="0068b2e0" officeooo:paragraph-rsid="006a81ae" style:font-weight-asian="bold" style:font-weight-complex="bold"/>
    </style:style>
    <style:style style:name="P16" style:family="paragraph" style:parent-style-name="Text_20_body" style:list-style-name="L1">
      <style:paragraph-properties fo:text-align="justify" style:justify-single-word="false"/>
      <style:text-properties fo:font-weight="bold" officeooo:rsid="006bdadf" officeooo:paragraph-rsid="006bdadf" style:font-weight-asian="bold" style:font-weight-complex="bold"/>
    </style:style>
    <style:style style:name="P17" style:family="paragraph" style:parent-style-name="Text_20_body" style:list-style-name="L1">
      <style:paragraph-properties fo:text-align="justify" style:justify-single-word="false"/>
      <style:text-properties fo:font-weight="bold" officeooo:rsid="006f829e" officeooo:paragraph-rsid="006f829e" style:font-weight-asian="bold" style:font-weight-complex="bold"/>
    </style:style>
    <style:style style:name="P18" style:family="paragraph" style:parent-style-name="Text_20_body" style:list-style-name="L1">
      <style:paragraph-properties fo:text-align="justify" style:justify-single-word="false"/>
      <style:text-properties fo:font-weight="bold" officeooo:rsid="00733fa1" officeooo:paragraph-rsid="00733fa1" style:font-weight-asian="bold" style:font-weight-complex="bold"/>
    </style:style>
    <style:style style:name="P19" style:family="paragraph" style:parent-style-name="Text_20_body" style:list-style-name="L1">
      <style:paragraph-properties fo:text-align="justify" style:justify-single-word="false"/>
      <style:text-properties fo:font-weight="bold" officeooo:rsid="00768678" officeooo:paragraph-rsid="007a678a" style:font-weight-asian="bold" style:font-weight-complex="bold"/>
    </style:style>
    <style:style style:name="P20" style:family="paragraph" style:parent-style-name="Text_20_body" style:list-style-name="L1">
      <style:paragraph-properties fo:text-align="justify" style:justify-single-word="false"/>
      <style:text-properties fo:font-weight="bold" officeooo:rsid="007e8e9e" officeooo:paragraph-rsid="007e8e9e" style:font-weight-asian="bold" style:font-weight-complex="bold"/>
    </style:style>
    <style:style style:name="P21" style:family="paragraph" style:parent-style-name="Text_20_body" style:list-style-name="L1">
      <style:paragraph-properties fo:text-align="justify" style:justify-single-word="false"/>
      <style:text-properties fo:font-weight="bold" officeooo:rsid="009775b5" officeooo:paragraph-rsid="0097aa74" style:font-weight-asian="bold" style:font-weight-complex="bold"/>
    </style:style>
    <style:style style:name="P22" style:family="paragraph" style:parent-style-name="Text_20_body" style:list-style-name="L1">
      <style:paragraph-properties fo:text-align="justify" style:justify-single-word="false"/>
      <style:text-properties fo:font-weight="bold" officeooo:rsid="009e0138" officeooo:paragraph-rsid="00a3e12c" style:font-weight-asian="bold" style:font-weight-complex="bold"/>
    </style:style>
    <style:style style:name="P23" style:family="paragraph" style:parent-style-name="Text_20_body" style:list-style-name="L1">
      <style:paragraph-properties fo:text-align="justify" style:justify-single-word="false"/>
      <style:text-properties fo:font-weight="bold" officeooo:rsid="009ef6f3" officeooo:paragraph-rsid="009ef6f3" style:font-weight-asian="bold" style:font-weight-complex="bold"/>
    </style:style>
    <style:style style:name="P24" style:family="paragraph" style:parent-style-name="Text_20_body" style:list-style-name="L1">
      <style:paragraph-properties fo:text-align="justify" style:justify-single-word="false"/>
      <style:text-properties fo:font-weight="normal" officeooo:rsid="003bf97a" officeooo:paragraph-rsid="00424549" style:font-weight-asian="normal" style:font-weight-complex="normal"/>
    </style:style>
    <style:style style:name="P25" style:family="paragraph" style:parent-style-name="Text_20_body" style:list-style-name="L1">
      <style:paragraph-properties fo:text-align="justify" style:justify-single-word="false"/>
      <style:text-properties fo:font-weight="normal" officeooo:rsid="00433330" officeooo:paragraph-rsid="00433330" style:font-weight-asian="normal" style:font-weight-complex="normal"/>
    </style:style>
    <style:style style:name="P26" style:family="paragraph" style:parent-style-name="Text_20_body" style:list-style-name="L1">
      <style:paragraph-properties fo:text-align="justify" style:justify-single-word="false"/>
      <style:text-properties fo:font-weight="normal" officeooo:rsid="00452db9" officeooo:paragraph-rsid="00452db9" style:font-weight-asian="normal" style:font-weight-complex="normal"/>
    </style:style>
    <style:style style:name="P27" style:family="paragraph" style:parent-style-name="Text_20_body" style:list-style-name="L1">
      <style:paragraph-properties fo:text-align="justify" style:justify-single-word="false"/>
      <style:text-properties fo:font-weight="normal" officeooo:rsid="004e93a2" officeooo:paragraph-rsid="004e93a2" style:font-weight-asian="normal" style:font-weight-complex="normal"/>
    </style:style>
    <style:style style:name="P28" style:family="paragraph" style:parent-style-name="Text_20_body" style:list-style-name="L1">
      <style:paragraph-properties fo:text-align="justify" style:justify-single-word="false"/>
      <style:text-properties fo:font-weight="normal" officeooo:rsid="004f4dfc" officeooo:paragraph-rsid="004f4dfc" style:font-weight-asian="normal" style:font-weight-complex="normal"/>
    </style:style>
    <style:style style:name="P29" style:family="paragraph" style:parent-style-name="Text_20_body" style:list-style-name="L1">
      <style:paragraph-properties fo:text-align="justify" style:justify-single-word="false"/>
      <style:text-properties fo:font-weight="normal" officeooo:rsid="00512f34" officeooo:paragraph-rsid="00512f34" style:font-weight-asian="normal" style:font-weight-complex="normal"/>
    </style:style>
    <style:style style:name="P30" style:family="paragraph" style:parent-style-name="Text_20_body" style:list-style-name="L1">
      <style:paragraph-properties fo:text-align="justify" style:justify-single-word="false"/>
      <style:text-properties fo:font-weight="normal" officeooo:rsid="0052b6c3" officeooo:paragraph-rsid="0052b6c3" style:font-weight-asian="normal" style:font-weight-complex="normal"/>
    </style:style>
    <style:style style:name="P31" style:family="paragraph" style:parent-style-name="Text_20_body" style:list-style-name="L1">
      <style:paragraph-properties fo:text-align="justify" style:justify-single-word="false"/>
      <style:text-properties fo:font-weight="normal" officeooo:rsid="00559099" officeooo:paragraph-rsid="00559099" style:font-weight-asian="normal" style:font-weight-complex="normal"/>
    </style:style>
    <style:style style:name="P32" style:family="paragraph" style:parent-style-name="Text_20_body" style:list-style-name="L1">
      <style:paragraph-properties fo:text-align="justify" style:justify-single-word="false"/>
      <style:text-properties fo:font-weight="normal" officeooo:rsid="00578c9c" officeooo:paragraph-rsid="00578c9c" style:font-weight-asian="normal" style:font-weight-complex="normal"/>
    </style:style>
    <style:style style:name="P33" style:family="paragraph" style:parent-style-name="Text_20_body" style:list-style-name="L1">
      <style:paragraph-properties fo:text-align="justify" style:justify-single-word="false"/>
      <style:text-properties fo:font-weight="normal" officeooo:rsid="005a2eb9" officeooo:paragraph-rsid="005a2eb9" style:font-weight-asian="normal" style:font-weight-complex="normal"/>
    </style:style>
    <style:style style:name="P34" style:family="paragraph" style:parent-style-name="Text_20_body" style:list-style-name="L1">
      <style:paragraph-properties fo:text-align="justify" style:justify-single-word="false"/>
      <style:text-properties fo:font-weight="normal" officeooo:rsid="007fe9d0" officeooo:paragraph-rsid="007fe9d0" style:font-weight-asian="normal" style:font-weight-complex="normal"/>
    </style:style>
    <style:style style:name="P35" style:family="paragraph" style:parent-style-name="Text_20_body" style:list-style-name="L1">
      <style:paragraph-properties fo:text-align="justify" style:justify-single-word="false"/>
      <style:text-properties fo:font-weight="normal" officeooo:rsid="00836164" officeooo:paragraph-rsid="00836164" style:font-weight-asian="normal" style:font-weight-complex="normal"/>
    </style:style>
    <style:style style:name="P36" style:family="paragraph" style:parent-style-name="Text_20_body" style:list-style-name="L1">
      <style:paragraph-properties fo:text-align="justify" style:justify-single-word="false"/>
      <style:text-properties fo:font-weight="normal" officeooo:rsid="008b5c6a" officeooo:paragraph-rsid="008b5c6a" style:font-weight-asian="normal" style:font-weight-complex="normal"/>
    </style:style>
    <style:style style:name="P37" style:family="paragraph" style:parent-style-name="Text_20_body" style:list-style-name="L1">
      <style:paragraph-properties fo:text-align="justify" style:justify-single-word="false"/>
      <style:text-properties fo:font-weight="normal" officeooo:rsid="0093788a" officeooo:paragraph-rsid="0093788a" style:font-weight-asian="normal" style:font-weight-complex="normal"/>
    </style:style>
    <style:style style:name="P38" style:family="paragraph" style:parent-style-name="Text_20_body" style:list-style-name="L1">
      <style:paragraph-properties fo:text-align="justify" style:justify-single-word="false"/>
      <style:text-properties fo:font-weight="normal" officeooo:rsid="0095b77e" officeooo:paragraph-rsid="0095b77e" style:font-weight-asian="normal" style:font-weight-complex="normal"/>
    </style:style>
    <style:style style:name="P39" style:family="paragraph" style:parent-style-name="Text_20_body" style:list-style-name="L1">
      <style:paragraph-properties fo:text-align="justify" style:justify-single-word="false" fo:break-before="page"/>
      <style:text-properties fo:font-weight="normal" officeooo:rsid="003bf97a" officeooo:paragraph-rsid="00424549" style:font-weight-asian="normal" style:font-weight-complex="normal"/>
    </style:style>
    <style:style style:name="P40" style:family="paragraph" style:parent-style-name="Text_20_body" style:list-style-name="L1">
      <style:paragraph-properties fo:text-align="justify" style:justify-single-word="false" fo:break-before="page"/>
      <style:text-properties fo:font-weight="bold" officeooo:rsid="0068b2e0" officeooo:paragraph-rsid="006a81ae" style:font-weight-asian="bold" style:font-weight-complex="bold"/>
    </style:style>
    <style:style style:name="P41" style:family="paragraph" style:parent-style-name="Text_20_body" style:list-style-name="L1">
      <style:paragraph-properties fo:text-align="justify" style:justify-single-word="false" fo:break-before="page"/>
      <style:text-properties fo:font-weight="bold" officeooo:rsid="009e0138" officeooo:paragraph-rsid="00a3e12c" style:font-weight-asian="bold" style:font-weight-complex="bold"/>
    </style:style>
    <style:style style:name="P42" style:family="paragraph" style:parent-style-name="Title">
      <style:paragraph-properties fo:text-align="justify" style:justify-single-word="false"/>
      <style:text-properties fo:font-size="86pt" officeooo:rsid="00044f70" officeooo:paragraph-rsid="00044f70" style:font-size-asian="86pt" style:font-size-complex="86pt"/>
    </style:style>
    <style:style style:name="P43" style:family="paragraph" style:parent-style-name="Heading_20_1">
      <style:paragraph-properties fo:text-align="justify" style:justify-single-word="false" fo:break-before="page"/>
      <style:text-properties officeooo:rsid="0008fb63" officeooo:paragraph-rsid="0008fb63"/>
    </style:style>
    <style:style style:name="P44" style:family="paragraph" style:parent-style-name="Footer">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7c94" style:font-weight-asian="normal" style:font-weight-complex="normal"/>
    </style:style>
    <style:style style:name="T4" style:family="text">
      <style:text-properties fo:font-weight="normal" officeooo:rsid="00195bf0" style:font-weight-asian="normal" style:font-weight-complex="normal"/>
    </style:style>
    <style:style style:name="T5" style:family="text">
      <style:text-properties fo:font-weight="normal" officeooo:rsid="001c818a" style:font-weight-asian="normal" style:font-weight-complex="normal"/>
    </style:style>
    <style:style style:name="T6" style:family="text">
      <style:text-properties fo:font-weight="normal" officeooo:rsid="0032c411" style:font-weight-asian="normal" style:font-weight-complex="normal"/>
    </style:style>
    <style:style style:name="T7" style:family="text">
      <style:text-properties fo:font-weight="normal" officeooo:rsid="0034452c" style:font-weight-asian="normal" style:font-weight-complex="normal"/>
    </style:style>
    <style:style style:name="T8" style:family="text">
      <style:text-properties fo:font-weight="normal" officeooo:rsid="005d968e" style:font-weight-asian="normal" style:font-weight-complex="normal"/>
    </style:style>
    <style:style style:name="T9" style:family="text">
      <style:text-properties fo:font-weight="normal" officeooo:rsid="007a678a" style:font-weight-asian="normal" style:font-weight-complex="normal"/>
    </style:style>
    <style:style style:name="T10" style:family="text">
      <style:text-properties fo:font-weight="normal" officeooo:rsid="0097aa74" style:font-weight-asian="normal" style:font-weight-complex="normal"/>
    </style:style>
    <style:style style:name="T11" style:family="text">
      <style:text-properties fo:font-weight="normal" officeooo:rsid="00a0ab42" style:font-weight-asian="normal" style:font-weight-complex="normal"/>
    </style:style>
    <style:style style:name="T12" style:family="text">
      <style:text-properties officeooo:rsid="00137c94"/>
    </style:style>
    <style:style style:name="T13" style:family="text">
      <style:text-properties officeooo:rsid="001befb5"/>
    </style:style>
    <style:style style:name="T14" style:family="text">
      <style:text-properties officeooo:rsid="001c818a"/>
    </style:style>
    <style:style style:name="T15" style:family="text">
      <style:text-properties officeooo:rsid="0031f2a7"/>
    </style:style>
    <style:style style:name="T16" style:family="text">
      <style:text-properties officeooo:rsid="0034452c"/>
    </style:style>
    <style:style style:name="T17" style:family="text">
      <style:text-properties officeooo:rsid="0045fdaa"/>
    </style:style>
    <style:style style:name="T18" style:family="text">
      <style:text-properties style:text-position="super 58%" officeooo:rsid="0045fdaa"/>
    </style:style>
    <style:style style:name="T19" style:family="text">
      <style:text-properties style:text-position="super 58%" fo:font-weight="normal" officeooo:rsid="005d968e" style:font-weight-asian="normal" style:font-weight-complex="normal"/>
    </style:style>
    <style:style style:name="T20" style:family="text">
      <style:text-properties officeooo:rsid="004835aa"/>
    </style:style>
    <style:style style:name="T21" style:family="text">
      <style:text-properties officeooo:rsid="004a60c3"/>
    </style:style>
    <style:style style:name="T22" style:family="text">
      <style:text-properties officeooo:rsid="007520d1"/>
    </style:style>
    <style:style style:name="T23" style:family="text">
      <style:text-properties officeooo:rsid="007a678a"/>
    </style:style>
    <style:style style:name="T24" style:family="text">
      <style:text-properties officeooo:rsid="0097aa74"/>
    </style:style>
    <style:style style:name="T25" style:family="text">
      <style:text-properties officeooo:rsid="00a0ab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2"/>
      <text:p text:style-name="P42">Modern India</text:p>
      <text:h text:style-name="P43" text:outline-level="1">Chapter-1: The Advent of the Europeans</text:h>
      <text:list xml:id="list44604859713509851" text:style-name="L1">
        <text:list-item>
          <text:p text:style-name="P1">Our country was well known in Europe, for its immense wealth, through the accounts of <text:span text:style-name="T1">Marcopolo</text:span>, a Venice Merchant. India had trade relations with the western world from the ancient times. Indian commodities like spices, certain drugs, metal works, textiles, silk, gold, silver and precious stones were in great demand in the European markets throughout the Middle Ages. These goods used to reach Europe either by land or partly by land, and partly by sea.</text:p>
          <text:p text:style-name="P2">However, difficulties arose on account of the capture of <text:span text:style-name="T1">Constantinople (Modern Istanbul in Turkey)</text:span> by the Turks in 1453 A.D. It blocked the traditional trade route through land between Europe and the Eastern countries. It made European traders to find out new sea routes to reach the <text:span text:style-name="T1">Golden East i.e. India and China</text:span>.</text:p>
        </text:list-item>
        <text:list-item>
          <text:p text:style-name="P3">The Portuguese:<text:span text:style-name="T2"> The Kings of Portugal and Spain encouraged the sailors to discover new sea routes. The Portuguese were the pioneers in this field. Prince </text:span>Henry of Protugal<text:span text:style-name="T2"> patronised the sailors. He set a </text:span><text:span text:style-name="T3">regular school for the training of seamen on scientific lines. He supported all those who took up the work of navigation.</text:span></text:p>
          <text:p text:style-name="P4"><text:span text:style-name="T3">Due to his encouragement and interest in the field of Navy he is nicknamed in history as </text:span><text:span text:style-name="T12">“Henry, the Navigator.”</text:span></text:p>
          <text:list>
            <text:list-item>
              <text:p text:style-name="P5">Bartholomeu Dia<text:span text:style-name="T13">z:</text:span><text:span text:style-name="T4"> </text:span><text:span text:style-name="T5">In 1487 Bartholomeu Diaz travelled along the west coast of Africa. He reached its southern most tip. However, he could not continue his voyage further due to heavy storms. This voyage gave hope to the navigators. Hence the southern most tip of Africa is known as </text:span><text:span text:style-name="T14">Cape of Good Hope</text:span><text:span text:style-name="T5">.</text:span></text:p>
            </text:list-item>
            <text:list-item>
              <text:p text:style-name="P6">Vasco da <text:span text:style-name="T15">G</text:span>ama:<text:span text:style-name="T2"> Vascoda Gama, a Portuguese explorer, sailed through the route of Bartholomeu Diaz. He reached the cape of Good Hope and then Mozambique. From there he continued his journey for a month. He reached near </text:span>Calicut<text:span text:style-name="T2"> on 20 May 1498 A.D. He was cordially received by </text:span>King Zamorin<text:span text:style-name="T2">, the local ruler. Vasco da Gama got certain privileges also. They opened the way for commercial relations with India.</text:span></text:p>
              <text:p text:style-name="P8"><text:span text:style-name="T2">Vascoda Gama stayed three months in India. He carried back a rich cargo with him on his return. It tempted many other rich merchants of European nations to come to India.</text:span></text:p>
              <text:p text:style-name="P9"><text:span text:style-name="T2">Vascoda Gama founded a factory at </text:span>Cannanore<text:span text:style-name="T2"> on his second visit to India in 1501. In due course, </text:span>Calicut, Cochin and Cannanore<text:span text:style-name="T2"> became the Portuguese trading centres.</text:span></text:p>
              <text:p text:style-name="P10"><text:span text:style-name="T2">The Arabs could not reconcile the Portuguese reaping their profits. They created enmity between the Portuguese and King Zamorin. King Zamorin attacked the Portuguese in Cochin. But he suffered a defeat. The supremacy of the Portuguese was established.</text:span></text:p>
            </text:list-item>
            <text:list-item>
              <text:p text:style-name="P7">Francisco de Almeida (1505 – 1509):<text:span text:style-name="T2"> </text:span><text:span text:style-name="T6">Francisco Almeida came to India in 1505. He was the first Governor of Portuguese possessions in </text:span><text:span text:style-name="T7">India. He had the aim of developing the naval power of the Portuguese in India. He wanted to make the Portuguese the masters of the Indian Ocean. His policy is known as the </text:span><text:span text:style-name="T16">Blue water policy.</text:span></text:p>
            </text:list-item>
            <text:list-item>
              <text:p text:style-name="P24"><text:span text:style-name="T1">Alfonso de Albuquerque (1509 – 1515):</text:span> The real founder of Portuguese power in India was <text:span text:style-name="T1">Alfonso de Albuquerque</text:span>. He captured Goa from the rulers of Bijapur</text:p>
              <text:p text:style-name="P39">in 1510. <text:s/>It was made their headquarters. He also strengthened his relationship with the Vijayanagar Empire. In 1511 he captured Malacca. He built the <text:span text:style-name="T1">Port of Ormuz</text:span> in the Persian Gluf in 1515. Eventhough he was a good administrator, he became unpopular with the Muslims due to his religious policy . He treated the Hindus well. He opened schools for their education. He encouraged marriage relationship between the Indians and the Portuguese.</text:p>
              <text:p text:style-name="P25">He took steps to do away with <text:span text:style-name="T1">Sati</text:span>. He was the precursor of Lord William Bentinck.</text:p>
              <text:p text:style-name="P26">His good qualities won him respect among the Indians. By the end of the 16<text:span text:style-name="T18">th</text:span><text:span text:style-name="T17"> </text:span><text:s/>Century, the Portuguese brought <text:span text:style-name="T1">Goa, Diu, Daman and Salsette</text:span> and a vast area around them under their rule. However, their power was <text:span text:style-name="T20">short-lived.</text:span> They were displaced with the coming of other European merchants.</text:p>
            </text:list-item>
          </text:list>
        </text:list-item>
        <text:list-item>
          <text:p text:style-name="P11">Causes of the decline of the <text:span text:style-name="T21">Portuguese</text:span> power:</text:p>
          <text:list>
            <text:list-item>
              <text:p text:style-name="P27">Portugal was a small country. It could not control a big dominion like India. It did not have resources necessary for building up a large overseas trade colony.</text:p>
            </text:list-item>
            <text:list-item>
              <text:p text:style-name="P28">There appeared corruption in administration. The Portuguese Merchants were rarely honest.</text:p>
            </text:list-item>
            <text:list-item>
              <text:p text:style-name="P30">The Portuguese often indulged in piracy against the Indian merchants.</text:p>
            </text:list-item>
            <text:list-item>
              <text:p text:style-name="P29">The religious policy followed by the Portuguese created enmity of the Muslims. Hindus also did not like forcible conversion of the natives by the Portuguese.</text:p>
            </text:list-item>
            <text:list-item>
              <text:p text:style-name="P31">The prosperity of Goa depended on that of the great Hindu Capital of Vijayanagar. The fall of Vijayanagar in 1565 A.D. was a great blow to the Portuguese.</text:p>
            </text:list-item>
            <text:list-item>
              <text:p text:style-name="P32">The rise of Mughal power under Akbar and his successors made Portuguese expansion not possible.</text:p>
            </text:list-item>
            <text:list-item>
              <text:p text:style-name="P33">Lastly the Dutch and the English became strong rivals to the Portuguese in India. These led to the fall of the Portuguese power in India.</text:p>
            </text:list-item>
          </text:list>
        </text:list-item>
        <text:list-item>
          <text:p text:style-name="P12">The Dutch:<text:span text:style-name="T2"> The Dutch were a hardy race of simple, adventurous, maritime people. They rose to prominence by the end of the 1</text:span><text:span text:style-name="T8">6</text:span><text:span text:style-name="T19">th</text:span><text:span text:style-name="T8"> </text:span><text:span text:style-name="T2"><text:s/>Century. The </text:span>United East India Company<text:span text:style-name="T2"> of the </text:span>Netherlands<text:span text:style-name="T2"> was founded in 1602 in Holland. They established their settlements first in Indonesian Islands. Then they turned their attention towards India. They founded a factory at Masulipatnam in 1605. They built their first fort on the main land of India at </text:span>Pulicut<text:span text:style-name="T2"> in 1609, near (Madras) Chennai. They captured </text:span>Nagapattinam<text:span text:style-name="T2"> from the Portuguese. They made</text:span> Agra, Surat, Masulipatnam and Chinsura <text:span text:style-name="T2">in Bengal as their trading centres.</text:span></text:p>
          <text:p text:style-name="P13"><text:span text:style-name="T2">The Dutch did not aim at establishing an empire in India. Their main object was trade. They were happy with the huge profits they got from the commercial ventures. Moreover, they concentrated their attention on the </text:span>Spice Islands<text:span text:style-name="T2"> in the Far East. Greatmen like </text:span>Coen<text:span text:style-name="T2"> and </text:span>Van Diemen<text:span text:style-name="T2"> were responsible for the success of the Dutch in the east.</text:span></text:p>
        </text:list-item>
        <text:list-item>
          <text:p text:style-name="P14">Causes for the decline of the Dutch:</text:p>
          <text:list>
            <text:list-item>
              <text:p text:style-name="P15"><text:span text:style-name="T2">The rivalry between the English and the Dutch increased to such an extent that in 1623</text:span></text:p>
              <text:p text:style-name="P40"><text:span text:style-name="T2">the Dutch perpetrated a massacre of the English at </text:span>Amboyna<text:span text:style-name="T2">. After this tragedy, the English were forced to leave the Spice Islands (Indonesia). They retired to the mainland of India.</text:span></text:p>
            </text:list-item>
            <text:list-item>
              <text:p text:style-name="P16"><text:span text:style-name="T2">The Dutch had to yield their position in India to the English. They concentrated trade with Indonesia rather than India.</text:span></text:p>
            </text:list-item>
            <text:list-item>
              <text:p text:style-name="P17"><text:span text:style-name="T2">From the beginning to the end the position of the Dutch in India was insignificant.</text:span></text:p>
            </text:list-item>
          </text:list>
        </text:list-item>
        <text:list-item>
          <text:p text:style-name="P18">The D<text:span text:style-name="T22">a</text:span>n<text:span text:style-name="T22">e</text:span>s</text:p>
          <text:list>
            <text:list-item>
              <text:p text:style-name="P19">Danish settlement:<text:span text:style-name="T2"> The Danish East India Company was established in 1616 in Denmark. They came to South India and </text:span><text:span text:style-name="T9">founded a factory at </text:span><text:span text:style-name="T23">Tranquebar (Tharangambadi</text:span><text:span text:style-name="T9">) in 1620. They also made settlements at </text:span><text:span text:style-name="T23">Serampor</text:span><text:span text:style-name="T9">e near Calcutta. Excepting the Danish missionaries, their merchants were not prominent. They sold their factories to the English in 1845.</text:span></text:p>
            </text:list-item>
          </text:list>
        </text:list-item>
        <text:list-item>
          <text:p text:style-name="P20">The English:<text:span text:style-name="T2"> Like other Europeans, the English men were also fond of Indian commodities. They wanted to have direct trade with India. In 1600. Queen Elizabeth of England gave permission to a group of hundred merchants of London to establish Trade with the East. Later on, they formed a company known as the </text:span>English East India Company.</text:p>
          <text:p text:style-name="P34">The East India Company sent <text:span text:style-name="T1">Sir William Hawkins</text:span> to the court of the Mughal Emperor <text:span text:style-name="T1">Jahangir</text:span> in 1609 to obtain permission to erect a factory at Surat. But due to the Portuguese influence, the Mughals did not give permission. In 1613 the Mughal Emperor allowed the English to open a trading centre at Surat.</text:p>
          <text:p text:style-name="P35">In 1615, <text:span text:style-name="T1">Sir Thomas Roe</text:span>, another British merchant, came to Jahangir’s court. He stayed for three years and succeeded in getting permission to set up their trading centres at <text:span text:style-name="T1">Agra, Surat, Ahmedabad</text:span> and <text:span text:style-name="T1">Broach</text:span>. In 1639, <text:span text:style-name="T1">Francis Day</text:span>, an English merchant bought the site of Madras from a local Nayak, who was the subordinate of the ruler of Chandragiri. He built a fortified factory called <text:span text:style-name="T1">Fort.St. George</text:span>. In 1651 a factory was set up at <text:span text:style-name="T1">Hugli</text:span> near Kolkata. In 1661. Charles II leased out <text:span text:style-name="T1">Mumbai (Bombay)</text:span> to the East India Company. King Charles got Bombay as dowry after his marriage with Portuguese Princess.</text:p>
          <text:p text:style-name="P36">In 1690, the British got permission from Aurangazeb to build a factory on the site of <text:span text:style-name="T1">Kolkata</text:span>. In 1696 a fort was built at that place. It was called <text:span text:style-name="T1">Fort William</text:span>.</text:p>
          <text:p text:style-name="P37">The ruler of Bengal was pleased with the British doctor, William Hamilton, for having cured the disease of one of his relatives. As a result, the company was given permission to establish a trading centre on the banks of Hugli.</text:p>
          <text:p text:style-name="P38">The English East India company expanded its influence and laid down strong roots in India till 1857. After the Revolt of 1857, Queen Victoria took over the administration of India.</text:p>
        </text:list-item>
        <text:list-item>
          <text:p text:style-name="P21">The French:<text:span text:style-name="T2"> </text:span><text:span text:style-name="T10">The French were the most serious rivals to the English in India. The French East India Company was established in 1664 under the inspiring and energetic leadership of </text:span><text:span text:style-name="T24">Colbert</text:span><text:span text:style-name="T10">, the economic adviser of the French King Louis XIV. In 1667 the first French factory was established at </text:span><text:span text:style-name="T24">Surat</text:span><text:span text:style-name="T10"> by </text:span><text:span text:style-name="T24">Francis Caron</text:span><text:span text:style-name="T10"> who was nominated as Director - General. In December 1669 another French factory was established at </text:span><text:span text:style-name="T24">Masulipatnam</text:span><text:span text:style-name="T10">.</text:span></text:p>
          <text:p text:style-name="P22"><text:span text:style-name="T10">Francis Caron was replaced by </text:span><text:span text:style-name="T24">Francis Martin</text:span><text:span text:style-name="T10">. He founded the settlement of </text:span><text:span text:style-name="T24">Pondichery</text:span></text:p>
          <text:p text:style-name="P41"><text:span text:style-name="T10">in 1674 under a grant from Sher Khan Lodi, the Sultan of Bijapur. He made Pondicherry as the French headquarters. The French had gained settlements in </text:span><text:span text:style-name="T24">Chandranagore, Balasore</text:span><text:span text:style-name="T10"> and </text:span><text:span text:style-name="T24">Qasim Bazar</text:span><text:span text:style-name="T10">. On the Malabar coast the French got </text:span><text:span text:style-name="T24">Mahe</text:span><text:span text:style-name="T10"> in 1725 </text:span><text:span text:style-name="T24">Karaikal</text:span><text:span text:style-name="T10">, on the coromandal coast, became a French settlement in 1739.</text:span></text:p>
          <text:p text:style-name="P23"><text:span text:style-name="T24">Dumas</text:span><text:span text:style-name="T10"> was the French Governor in India from 1735 to 1741. His successor </text:span><text:span text:style-name="T24">Dupleix</text:span><text:span text:style-name="T10"> was an able statesman. He wanted to found a French empire in India. He had to wage several wars for retaining French </text:span><text:span text:style-name="T11">power in India. However, the French could retain only </text:span><text:span text:style-name="T25">Pondicherry, Mahe, Chandranagore, Karaikal</text:span><text:span text:style-name="T11"> and </text:span><text:span text:style-name="T25">Yenam</text:span><text:span text:style-name="T11">. The English overtook them in establishing their rule in Indi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subjec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0T21:39:34.779235344</meta:creation-date>
    <meta:generator>LibreOffice/4.3.2.2$Linux_X86_64 LibreOffice_project/430m0$Build-2</meta:generator>
    <dc:date>2015-01-10T23:15:07.768595459</dc:date>
    <meta:editing-duration>PT1H34M7S</meta:editing-duration>
    <meta:editing-cycles>179</meta:editing-cycles>
    <meta:document-statistic meta:table-count="0" meta:image-count="0" meta:object-count="0" meta:page-count="5" meta:paragraph-count="44" meta:word-count="1649" meta:character-count="9600" meta:non-whitespace-character-count="8031"/>
  </office:meta>
</office:document-meta>
</file>